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E000000AFDEA603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0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cfe7f5" draw:gradient-step-count="0" draw:fill-hatch-solid="false" draw:fill-image-name="_33_50px-Köppen-vereinfacht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_20_10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cfe7f5" draw:gradient-step-count="0" draw:fill-hatch-solid="false" draw:fill-image-name="_33_50px-Köppen-vereinfacht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50" dr3d:vertical-segments="50" dr3d:backface-culling="enabled" dr3d:normals-kind="sphere" dr3d:normals-direction="inverse" dr3d:texture-generation-mode-x="object" dr3d:texture-generation-mode-y="object" dr3d:texture-mode="blend" dr3d:texture-filter="dis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000000" dr3d:vertical-segments="14" dr3d:close-front="true" dr3d:close-back="true"/>
    </style:style>
    <style:style style:name="gr5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3d:scene draw:style-name="gr1" svg:width="17.006cm" svg:height="14.389cm" svg:x="2.25cm" svg:y="5.274cm" dr3d:transform="matrix (0.655503594203607 0.0418577641944273 -0.75403114362923 0.0290011767705735 0.996331002455299 0.0805199682832613 0.754634991059968 -0.0746489191017459 0.651884628707308 -0.209684091862733cm -0.0624126998220671cm -0.268018173503742cm)" dr3d:vrp="(0 0 16888.1428571429)" dr3d:vpn="(0 0 14297.1428571429)" dr3d:projection="perspective" dr3d:distance="2.591cm" dr3d:focal-length="10.008cm" dr3d:shadow-slant="90" dr3d:shade-mode="gouraud" dr3d:ambient-color="#666666" dr3d:lighting-mode="false">
          <dr3d:light dr3d:diffuse-color="#cccccc" dr3d:direction="(0.491171419459407 0.868323410563123 0.0690296412728445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3.683cm" svg:height="3.683cm" svg:x="8.874cm" svg:y="17.12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l125-500 125-500 250-1000 500-2000 500-2000 500-2000 500-2000h-500-500-500-500-250-250z"/>
        </dr3d:scene>
        <draw:path draw:style-name="gr5" draw:text-style-name="P1" draw:layer="layout" svg:width="8.013cm" svg:height="12.972cm" svg:x="10.525cm" svg:y="4.678cm" svg:viewBox="0 0 8014 12973" svg:d="M127 12832c0 136 7493 1270 7874-6096s-7874-7747-8001-5588">
          <text:p/>
        </draw:path>
        <draw:rect draw:style-name="gr6" draw:text-style-name="P1" draw:layer="layout" svg:width="11.049cm" svg:height="1.143cm" svg:x="5.191cm" svg:y="20.55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_33_50px-Köppen-vereinfacht" draw:display-name="350px-Köppen-vereinfacht" xlink:href="Pictures/100000000000015E000000AFDEA603F8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st Test</meta:initial-creator>
    <meta:creation-date>2019-10-29T10:29:41.47</meta:creation-date>
    <dc:date>2019-10-29T11:09:07.91</dc:date>
    <dc:creator>Test Test</dc:creator>
    <meta:editing-duration>PT9M4S</meta:editing-duration>
    <meta:editing-cycles>1</meta:editing-cycles>
    <meta:document-statistic meta:object-count="6"/>
    <meta:generator>OpenOffice/4.1.7$Win32 OpenOffice.org_project/417m1$Build-9800</meta:generator>
  </office:meta>
</office:document-meta>
</file>